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d3d7"/>
    </style:style>
    <style:style style:name="P2" style:family="paragraph" style:parent-style-name="Standard">
      <style:text-properties officeooo:rsid="000f11ce"/>
    </style:style>
    <style:style style:name="P3" style:family="paragraph" style:parent-style-name="Standard">
      <style:paragraph-properties fo:text-align="start" style:justify-single-word="false"/>
      <style:text-properties fo:font-size="18pt" officeooo:rsid="0013d3d7" officeooo:paragraph-rsid="0013d3d7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3d82e" officeooo:paragraph-rsid="0013d82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5pt" officeooo:paragraph-rsid="0013d3d7" style:font-size-asian="25pt" style:font-size-complex="25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22pt" officeooo:paragraph-rsid="0013d3d7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8pt" officeooo:paragraph-rsid="0013d3d7" style:font-size-asian="18pt" style:font-size-complex="18pt"/>
    </style:style>
    <style:style style:name="P8" style:family="paragraph" style:parent-style-name="Standard" style:master-page-name="">
      <loext:graphic-properties draw:fill="none"/>
      <style:paragraph-properties fo:margin-left="-0.1866in" fo:margin-right="-0.3118in" fo:text-indent="0in" style:auto-text-indent="false" style:page-number="auto" fo:background-color="transparent"/>
      <style:text-properties officeooo:paragraph-rsid="0013d3d7"/>
    </style:style>
    <style:style style:name="T1" style:family="text">
      <style:text-properties officeooo:rsid="0018d83e"/>
    </style:style>
    <style:style style:name="T2" style:family="text">
      <style:text-properties officeooo:rsid="0013d3d7"/>
    </style:style>
    <style:style style:name="T3" style:family="text">
      <style:text-properties style:font-name="Times New Roman" fo:font-size="14pt" style:font-size-asian="12.25pt" style:font-size-complex="14pt"/>
    </style:style>
    <style:style style:name="T4" style:family="text">
      <style:text-properties style:font-name="Times New Roman" fo:font-size="14pt" officeooo:rsid="0013d82e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5">Отчет по <text:span text:style-name="T1">1</text:span> лабораторной работе</text:p>
      <text:p text:style-name="P5">По дисциплине «Типы и структуры данных»</text:p>
      <text:p text:style-name="P5"/>
      <text:p text:style-name="P6">Подготовил <text:span text:style-name="T2">Пересторонин Павел</text:span></text:p>
      <text:p text:style-name="P6">Группа ИУ7-3<text:span text:style-name="T1">3</text:span>Б</text:p>
      <text:p text:style-name="P6">Вариант <text:span text:style-name="T1">15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<text:span text:style-name="T2">07.09.2019</text:span></text:p>
      <text:p text:style-name="P3"><text:span text:style-name="T3"/></text:p>
      <text:p text:style-name="P3"><text:soft-page-break/><text:span text:style-name="T3">1. Цель работы.</text:span></text:p>
      <text:p text:style-name="P3"><text:span text:style-name="T3"/></text:p>
      <text:p text:style-name="P3"><text:span text:style-name="T3">Цель работы: реализовать интерфейс для работы (</text:span><text:span text:style-name="T4">обработка и деление)</text:span><text:span text:style-name="T3"> с числами повышенной точности (30 значащих разрядов) и высоких порядков (порядок находится в диапазоне от -99999 до +99999)</text:span></text:p>
      <text:p text:style-name="P3"><text:span text:style-name="T3"/></text:p>
      <text:p text:style-name="P3"><text:span text:style-name="T3"/></text:p>
      <text:p text:style-name="P4"><text:span text:style-name="T3">2. Техническое задание.</text:span></text:p>
      <text:p text:style-name="P4"><text:span text:style-name="T3"/></text:p>
      <text:p text:style-name="P4"><text:span text:style-name="T3"/></text:p>
      <text:p text:style-name="P4"><text:span text:style-name="T3">Введение.</text:span></text:p>
      <text:p text:style-name="P4"><text:span text:style-name="T3"/></text:p>
      <text:p text:style-name="P4"><text:span text:style-name="T3">Наименование программы: Обработка и деление чисел повышенной точности и порядка.</text:span></text:p>
      <text:p text:style-name="P4"><text:span text:style-name="T3">Характеристика области применения: Применяется в учебных целях в МГТУ им. Н.Э.Баумана.</text:span></text:p>
      <text:p text:style-name="P4"><text:span text:style-name="T3">Сроки исполнения: 03.09.2019 – 17.09.2019 (2 недели)</text:span></text:p>
      <text:p text:style-name="P4"><text:span text:style-name="T3"/></text:p>
      <text:p text:style-name="P4"><text:span text:style-name="T3"/></text:p>
      <text:p text:style-name="P4"><text:span text:style-name="T3">Основание для разработки.</text:span></text:p>
      <text:p text:style-name="P4"><text:span text:style-name="T3"/></text:p>
      <text:p text:style-name="P4"><text:span text:style-name="T3">Заказчик: Силантьева Александра Васильевна (Преподаватель по дисциплине “Типы и Структуры Данных” в МГТУ им. Н.Э.Баумана).</text:span></text:p>
      <text:p text:style-name="P4"><text:span text:style-name="T3">Исполнитель: Пересторонин Павел (студент группы ИУ7-33Б МГТУ им. Баумана).</text:span></text:p>
      <text:p text:style-name="P4"><text:span text:style-name="T3">Основание: Учебный процесс.</text:span></text:p>
      <text:p text:style-name="P4"><text:span text:style-name="T3"/></text:p>
      <text:p text:style-name="P4"><text:span text:style-name="T3"/></text:p>
      <text:p text:style-name="P4"><text:span text:style-name="T3">Назначение разработки.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2:06:15.074396439</meta:creation-date>
    <dc:date>2019-09-07T12:30:06.690818120</dc:date>
    <meta:editing-duration>PT1M31S</meta:editing-duration>
    <meta:editing-cycles>1</meta:editing-cycles>
    <meta:document-statistic meta:table-count="0" meta:image-count="0" meta:object-count="0" meta:page-count="2" meta:paragraph-count="18" meta:word-count="112" meta:character-count="858" meta:non-whitespace-character-count="763"/>
    <meta:generator>LibreOffice/6.0.7.3$Linux_X86_64 LibreOffice_project/00m0$Build-3</meta:generator>
  </office:meta>
</office:document-meta>
</file>